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  <style:text-properties fo:font-weight="bold" officeooo:rsid="00156a12" officeooo:paragraph-rsid="00156a12" style:font-weight-asian="bold"/>
    </style:style>
    <style:style style:name="P3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4" style:family="paragraph" style:parent-style-name="Standard">
      <style:paragraph-properties fo:margin-top="0in" fo:margin-bottom="0in" loext:contextual-spacing="false"/>
      <style:text-properties fo:font-weight="bold" officeooo:rsid="00156a12" officeooo:paragraph-rsid="00156a12" style:font-weight-asian="bold"/>
    </style:style>
    <style:style style:name="P5" style:family="paragraph" style:parent-style-name="Standard">
      <style:paragraph-properties fo:margin-top="0in" fo:margin-bottom="0in" loext:contextual-spacing="false"/>
      <style:text-properties fo:font-weight="normal" officeooo:rsid="00156a12" officeooo:paragraph-rsid="00156a12" style:font-weight-asian="normal" style:font-weight-complex="normal"/>
    </style:style>
    <style:style style:name="P6" style:family="paragraph" style:parent-style-name="Standard" style:list-style-name="L1">
      <style:paragraph-properties fo:margin-top="0in" fo:margin-bottom="0in" loext:contextual-spacing="false"/>
      <style:text-properties fo:font-weight="normal" officeooo:rsid="00156a12" officeooo:paragraph-rsid="00156a12" style:font-weight-asian="normal" style:font-weight-complex="normal"/>
    </style:style>
    <style:style style:name="P7" style:family="paragraph" style:parent-style-name="Standard">
      <style:paragraph-properties fo:margin-top="0in" fo:margin-bottom="0in" loext:contextual-spacing="false"/>
      <style:text-properties fo:font-weight="normal" officeooo:rsid="0016d66d" officeooo:paragraph-rsid="0016d66d" style:font-weight-asian="normal" style:font-weight-complex="normal"/>
    </style:style>
    <style:style style:name="P8" style:family="paragraph" style:parent-style-name="Standard" style:list-style-name="L2">
      <style:paragraph-properties fo:margin-top="0in" fo:margin-bottom="0in" loext:contextual-spacing="false"/>
      <style:text-properties fo:font-weight="normal" officeooo:rsid="0016d66d" officeooo:paragraph-rsid="0016d66d" style:font-weight-asian="normal" style:font-weight-complex="normal"/>
    </style:style>
    <style:style style:name="P9" style:family="paragraph" style:parent-style-name="Standard">
      <style:paragraph-properties fo:margin-top="0in" fo:margin-bottom="0in" loext:contextual-spacing="false"/>
      <style:text-properties style:text-position="sub 58%" fo:font-weight="bold" officeooo:rsid="00156a12" officeooo:paragraph-rsid="00156a12" style:font-weight-asian="bold"/>
    </style:style>
    <style:style style:name="P10" style:family="paragraph" style:parent-style-name="Standard">
      <style:paragraph-properties fo:margin-top="0in" fo:margin-bottom="0in" loext:contextual-spacing="false"/>
      <style:text-properties officeooo:rsid="0016d66d" officeooo:paragraph-rsid="0016d66d"/>
    </style:style>
    <style:style style:name="P11" style:family="paragraph" style:parent-style-name="Standard">
      <style:paragraph-properties fo:margin-top="0in" fo:margin-bottom="0in" loext:contextual-spacing="false"/>
      <style:text-properties officeooo:paragraph-rsid="0016d66d"/>
    </style:style>
    <style:style style:name="P12" style:family="paragraph" style:parent-style-name="Standard" style:list-style-name="L1">
      <style:paragraph-properties fo:margin-top="0in" fo:margin-bottom="0in" loext:contextual-spacing="false"/>
      <style:text-properties officeooo:paragraph-rsid="00156a12"/>
    </style:style>
    <style:style style:name="P13" style:family="paragraph" style:parent-style-name="Standard">
      <style:paragraph-properties fo:margin-top="0in" fo:margin-bottom="0in" loext:contextual-spacing="false" fo:break-before="page"/>
      <style:text-properties fo:font-weight="bold" style:font-weight-asian="bold"/>
    </style:style>
    <style:style style:name="P14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15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16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T1" style:family="text">
      <style:text-properties officeooo:rsid="00156a12"/>
    </style:style>
    <style:style style:name="T2" style:family="text">
      <style:text-properties fo:font-weight="normal" officeooo:rsid="00156a12" style:font-weight-asian="normal" style:font-weight-complex="normal"/>
    </style:style>
    <style:style style:name="T3" style:family="text">
      <style:text-properties fo:font-weight="normal" officeooo:rsid="0016d66d" style:font-weight-asian="normal" style:font-weight-complex="normal"/>
    </style:style>
    <style:style style:name="T4" style:family="text">
      <style:text-properties officeooo:rsid="0016d66d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quirements:</text:p>
      <text:p text:style-name="P4"/>
      <text:p text:style-name="P5">Application for user management.</text:p>
      <text:p text:style-name="P5"/>
      <text:p text:style-name="P5">An user is defined by:</text:p>
      <text:p text:style-name="P5"/>
      <text:p text:style-name="P5">Personal data:</text:p>
      <text:list xml:id="list7746975752150805911" text:style-name="L1">
        <text:list-item>
          <text:p text:style-name="P6">Family name: mandatory attribute. Maximum length 50 characters.</text:p>
        </text:list-item>
        <text:list-item>
          <text:p text:style-name="P6">Name: mandatory attribute. Maximum length 50 characters.</text:p>
        </text:list-item>
        <text:list-item>
          <text:p text:style-name="P12"><text:span text:style-name="T2">Email: mandatory attribute, must follow the format “myemail@email.com”</text:span></text:p>
        </text:list-item>
        <text:list-item>
          <text:p text:style-name="P6">Birthday: mandatory attribute.</text:p>
        </text:list-item>
        <text:list-item>
          <text:p text:style-name="P6">Phone: not mandatory attribute.</text:p>
        </text:list-item>
        <text:list-item>
          <text:p text:style-name="P6">Cellphone: mandatory attribute.</text:p>
        </text:list-item>
        <text:list-item>
          <text:p text:style-name="P6">Biograph: represents a short description of an user’s life. Not mandatory attribute. Maximum length: 200 characters.</text:p>
        </text:list-item>
        <text:list-item>
          <text:p text:style-name="P6">Career: represents a short description of an user’s professional career. Not mandatory attribute. Maximum length: 200 characters.</text:p>
        </text:list-item>
        <text:list-item>
          <text:p text:style-name="P6">Rate: is composed by the amount and the currency. Currency can be (dollars or euros).</text:p>
        </text:list-item>
      </text:list>
      <text:p text:style-name="P3"/>
      <text:p text:style-name="P5">The following formats are valid for telephone numbers:</text:p>
      <text:p text:style-name="P5"/>
      <text:list xml:id="list2567243970039385601" text:style-name="L2">
        <text:list-item>
          <text:p text:style-name="P8">0abcdefghi </text:p>
        </text:list-item>
        <text:list-item>
          <text:p text:style-name="P8">0a bc de fg hi</text:p>
        </text:list-item>
        <text:list-item>
          <text:p text:style-name="P8">+33 a bc de fg hi</text:p>
        </text:list-item>
        <text:list-item>
          <text:p text:style-name="P8">+33abcdefghi</text:p>
        </text:list-item>
      </text:list>
      <text:p text:style-name="P7"/>
      <text:p text:style-name="P7">where a,b,c,d,e,f,g,h,i are numbers.</text:p>
      <text:p text:style-name="P7"/>
      <text:p text:style-name="P7">It is possible to create, display, modify and delete users.</text:p>
      <text:p text:style-name="P7"/>
      <text:p text:style-name="P7">Ruby on Rails is used as framework.</text:p>
      <text:p text:style-name="P7">MySQL is used a database.</text:p>
      <text:p text:style-name="P5"/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Requeriments:</text:p>
      <text:p text:style-name="P1"/>
      <text:p text:style-name="P1">Application pour gestion des utilisateurs.</text:p>
      <text:p text:style-name="P1"/>
      <text:p text:style-name="P1">Un utilisateur est définit par:</text:p>
      <text:p text:style-name="P1"/>
      <text:p text:style-name="P1">Donnés personnels:</text:p>
      <text:list xml:id="list6060598744062372870" text:style-name="WWNum1">
        <text:list-item>
          <text:p text:style-name="P14">Nom.</text:p>
        </text:list-item>
        <text:list-item>
          <text:p text:style-name="P14">Prénom.</text:p>
        </text:list-item>
        <text:list-item>
          <text:p text:style-name="P14">E-mail.</text:p>
        </text:list-item>
        <text:list-item>
          <text:p text:style-name="P14">Date de naissance.</text:p>
        </text:list-item>
        <text:list-item>
          <text:p text:style-name="P14">Téléphone fix.</text:p>
        </text:list-item>
        <text:list-item>
          <text:p text:style-name="P14">Téléphone portable.</text:p>
        </text:list-item>
      </text:list>
      <text:p text:style-name="P1"/>
      <text:p text:style-name="P1">Contenus traduisibles:</text:p>
      <text:list xml:id="list4413322374081195155" text:style-name="WWNum2">
        <text:list-item>
          <text:p text:style-name="P15">Biographie.</text:p>
        </text:list-item>
        <text:list-item>
          <text:p text:style-name="P15">Parcours professionnel.</text:p>
        </text:list-item>
      </text:list>
      <text:p text:style-name="P1"/>
      <text:p text:style-name="P1">Tarif:</text:p>
      <text:list xml:id="list5815964158774522115" text:style-name="WWNum3">
        <text:list-item>
          <text:p text:style-name="P16">Montant.</text:p>
        </text:list-item>
        <text:list-item>
          <text:p text:style-name="P16">Devise (<text:span text:style-name="T1">dollars ou euros</text:span>).</text:p>
        </text:list-item>
      </text:list>
      <text:p text:style-name="P1"/>
      <text:p text:style-name="P1">Il est possible de créer, voir et éditer des utilisateurs.</text:p>
      <text:p text:style-name="P1"/>
      <text:p text:style-name="P11"><text:span text:style-name="T3">Ruby on Rails est utilisé comme </text:span>framework.</text:p>
      <text:p text:style-name="P10">MySQL est utilisé comme base de données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StarSymbol"/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•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StarSymbol"/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•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StarSymbol"/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5-30T10:22:47.323780705</dc:date>
    <meta:editing-duration>PT5M26S</meta:editing-duration>
    <meta:editing-cycles>1</meta:editing-cycles>
    <meta:document-statistic meta:table-count="0" meta:image-count="0" meta:object-count="0" meta:page-count="2" meta:paragraph-count="41" meta:word-count="221" meta:character-count="1387" meta:non-whitespace-character-count="1229"/>
  </office:meta>
</office:document-meta>
</file>